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cv.h&gt;</text:p>
      <text:p text:style-name="P1">#include &lt;highgui.h&gt;</text:p>
      <text:p text:style-name="P1"/>
      <text:p text:style-name="P1">using namespace std;</text:p>
      <text:p text:style-name="P1">using namespace cv;</text:p>
      <text:p text:style-name="P1">Mat global_image1;</text:p>
      <text:p text:style-name="P1"/>
      <text:p text:style-name="P1">void find_rgb_colour(vector&lt;vector&lt;</text:p>
      <text:p text:style-name="P1">void approxpolydp(vector&lt;vector&lt;</text:p>
      <text:p text:style-name="P1">Point  moment(vector&lt;vector&lt;Point&gt;&gt; contours);</text:p>
      <text:p text:style-name="P1">Mat cvt_gray();</text:p>
      <text:p text:style-name="P1">Mat contour(Mat dest,Mat dest_rect);</text:p>
      <text:p text:style-name="P1"/>
      <text:p text:style-name="P1"/>
      <text:p text:style-name="P1">Mat cvt_gray( Mat image1,Mat image2){</text:p>
      <text:p text:style-name="P1">Mat dest,dest_rect;</text:p>
      <text:p text:style-name="P1">cvtColor(image1,dest,CV_</text:p>
      <text:p text:style-name="P1">imshow("gray",dest);</text:p>
      <text:p text:style-name="P1">cout&lt;&lt;"grayyyyyyyyyyyyy"&lt;&lt;</text:p>
      <text:p text:style-name="P1">cvtColor(image2,dest_rect,CV_</text:p>
      <text:p text:style-name="P1">imshow("gray__destt",dest_</text:p>
      <text:p text:style-name="P1">cout&lt;&lt;"dst rsctttt    "&lt;&lt;endl;</text:p>
      <text:p text:style-name="P1">Mat t= contour( dest,dest_rect);</text:p>
      <text:p text:style-name="P1">   return dest;</text:p>
      <text:p text:style-name="P1">}</text:p>
      <text:p text:style-name="P1">Mat contour(Mat dest,Mat dest_rect){</text:p>
      <text:p text:style-name="P1">vector&lt;vector&lt;Point&gt;&gt; contours1,contours2;</text:p>
      <text:p text:style-name="P1">vector&lt;Vec4i&gt; hierarchy1,hierarchy2;</text:p>
      <text:p text:style-name="P1">findContours(dest.clone(),</text:p>
      <text:p text:style-name="P1">drawContours(dest,contours1,-</text:p>
      <text:p text:style-name="P1">imshow("countour_output",dest)</text:p>
      <text:p text:style-name="P1"/>
      <text:p text:style-name="P1">findContours(dest_rect.clone()</text:p>
      <text:p text:style-name="P1">drawContours(dest_rect,</text:p>
      <text:p text:style-name="P1">imshow("countour_output_dest_</text:p>
      <text:p text:style-name="P1">Point t;</text:p>
      <text:p text:style-name="P1">cout&lt;&lt;contours1.size()&lt;&lt;endl;</text:p>
      <text:p text:style-name="P1"/>
      <text:p text:style-name="P1"> </text:p>
      <text:p text:style-name="P1">approxpolydp(contours1);</text:p>
      <text:p text:style-name="P1"> </text:p>
      <text:p text:style-name="P1"/>
      <text:p text:style-name="P1">for (int i=0;i&lt;contours1.size();i++){</text:p>
      <text:p text:style-name="P1">// cout&lt;&lt;contours1.size()&lt;&lt;endl;</text:p>
      <text:p text:style-name="P1">// double cont =contourArea(contours1[i],</text:p>
      <text:p text:style-name="P1">//        cout&lt;&lt;cont&lt;&lt;endl;</text:p>
      <text:p text:style-name="P1">t=moment(contours1);</text:p>
      <text:p text:style-name="P1">   // cout&lt;&lt;"tttttxxxxxxxxx               "&lt;&lt;t.x&lt;&lt;endl;</text:p>
      <text:p text:style-name="P1">//   cout&lt;&lt;"tttttyyyyyyyyy               "&lt;&lt;t.y&lt;&lt;endl;</text:p>
      <text:p text:style-name="P1">//</text:p>
      <text:p text:style-name="P1">// find_rgb_colour(contours1,t);</text:p>
      <text:p text:style-name="P1">////// putText(dest,"h2",Point(t.x,t.</text:p>
      <text:p text:style-name="P1"><text:soft-page-break/>    imshow("text",dest);</text:p>
      <text:p text:style-name="P1">//// cout&lt;&lt;"text"&lt;&lt;endl;</text:p>
      <text:p text:style-name="P1">}</text:p>
      <text:p text:style-name="P1">return dest;</text:p>
      <text:p text:style-name="P1">}</text:p>
      <text:p text:style-name="P1"/>
      <text:p text:style-name="P1">int i=0;</text:p>
      <text:p text:style-name="P1"/>
      <text:p text:style-name="P1">Point  moment(vector&lt;vector&lt;Point&gt;&gt; contours){</text:p>
      <text:p text:style-name="P1">Moments mymoments = moments(contours[i]);</text:p>
      <text:p text:style-name="P1">double m01 = mymoments.m01;</text:p>
      <text:p text:style-name="P1">double m10 = mymoments.m10;</text:p>
      <text:p text:style-name="P1">double m00 = mymoments.m00;</text:p>
      <text:p text:style-name="P1">Point pt;</text:p>
      <text:p text:style-name="P1">i++;</text:p>
      <text:p text:style-name="P1">if(m00 &gt; 100) { </text:p>
      <text:p text:style-name="P1">pt.x = m10/m00;</text:p>
      <text:p text:style-name="P1">pt.y=  m01/m00; </text:p>
      <text:p text:style-name="P1">}</text:p>
      <text:p text:style-name="P1">cout&lt;&lt;"x  coordinate   "&lt;&lt;pt.x&lt;&lt;endl;</text:p>
      <text:p text:style-name="P1">cout&lt;&lt;"y coordinate     "&lt;&lt;pt.y&lt;&lt;endl;</text:p>
      <text:p text:style-name="P1">return pt;</text:p>
      <text:p text:style-name="P1">}</text:p>
      <text:p text:style-name="P1"/>
      <text:p text:style-name="P1"/>
      <text:p text:style-name="P1">void approxpolydp(vector&lt;vector&lt;</text:p>
      <text:p text:style-name="P1"/>
      <text:p text:style-name="P1">vector&lt;Point&gt; approx;               </text:p>
      <text:p text:style-name="P1"/>
      <text:p text:style-name="P1"/>
      <text:p text:style-name="P1">for(int k=0;k&lt;contours1.size();k++){</text:p>
      <text:p text:style-name="P1">cv::approxPolyDP(cv::Mat(</text:p>
      <text:p text:style-name="P1"> if (approx.size() == 3)</text:p>
      <text:p text:style-name="P1">                {</text:p>
      <text:p text:style-name="P1">                    cout&lt;&lt;"tri"&lt;&lt;endl;</text:p>
      <text:p text:style-name="P1">                }</text:p>
      <text:p text:style-name="P1"> if (approx.size() == 4)</text:p>
      <text:p text:style-name="P1">                {</text:p>
      <text:p text:style-name="P1">                    cout&lt;&lt;"square"&lt;&lt;endl;</text:p>
      <text:p text:style-name="P1">                }</text:p>
      <text:p text:style-name="P1"> if (approx.size() == 5)</text:p>
      <text:p text:style-name="P1">                {</text:p>
      <text:p text:style-name="P1">                    cout&lt;&lt;"pentagone"&lt;&lt;endl;</text:p>
      <text:p text:style-name="P1">                }</text:p>
      <text:p text:style-name="P1">   if (approx.size() == 6)</text:p>
      <text:p text:style-name="P1">                {</text:p>
      <text:p text:style-name="P1">                  cout&lt;&lt;"hexagon"&lt;&lt;endl;</text:p>
      <text:p text:style-name="P1">              }</text:p>
      <text:p text:style-name="P1">}</text:p>
      <text:p text:style-name="P1"/>
      <text:p text:style-name="P1">}</text:p>
      <text:p text:style-name="P1">   </text:p>
      <text:p text:style-name="P1"><text:soft-page-break/>   int px=0 ;</text:p>
      <text:p text:style-name="P1">   int py=0;</text:p>
      <text:p text:style-name="P1"/>
      <text:p text:style-name="P1">void find_rgb_colour(vector&lt;vector&lt;</text:p>
      <text:p text:style-name="P1"/>
      <text:p text:style-name="P1">for(int k=0;k&lt;contours1.size();k++){</text:p>
      <text:p text:style-name="P1">for(int i = (p.x-10); i &lt;=p.x; i++)</text:p>
      <text:p text:style-name="P1">{</text:p>
      <text:p text:style-name="P1">cout&lt;&lt;"insideiiiiiiiiiii"&lt;&lt;</text:p>
      <text:p text:style-name="P1">for(int j = (p.y-10); j &lt;=p.y;j++)</text:p>
      <text:p text:style-name="P1">   {</text:p>
      <text:p text:style-name="P1">cout&lt;&lt;"</text:p>
      <text:p text:style-name="P1">Vec3b bgrPixel =<text:a xlink:type="simple" xlink:href="http://global_image1.at/" office:target-frame-name="_blank" xlink:show="new">global_image1.at</text:a>&lt;Vec3b&gt;(i,j);</text:p>
      <text:p text:style-name="P1"/>
      <text:p text:style-name="P1">cout&lt;&lt;" </text:p>
      <text:p text:style-name="P1">    }</text:p>
      <text:p text:style-name="P1">cout&lt;&lt;"</text:p>
      <text:p text:style-name="P1">}</text:p>
      <text:p text:style-name="P1">cout&lt;&lt;"BBBBBBBBBBBBBBBBBBBB"&lt;&lt;</text:p>
      <text:p text:style-name="P1">}</text:p>
      <text:p text:style-name="P1">}</text:p>
      <text:p text:style-name="P1"/>
      <text:p text:style-name="P1">int main()</text:p>
      <text:p text:style-name="P1">{</text:p>
      <text:p text:style-name="P1">   </text:p>
      <text:p text:style-name="P1">   Mat image1 = imread("C:\\check.png",CV_ </text:p>
      <text:p text:style-name="P1">   </text:p>
      <text:p text:style-name="P1">  //  Mat image1 = imread("C:\\z.png",CV_LOAD_ </text:p>
      <text:p text:style-name="P1">   </text:p>
      <text:p text:style-name="P1"/>
      <text:p text:style-name="P1">Mat image2=cvLoadImage("C:\\black_</text:p>
      <text:p text:style-name="P1">   global_image1=image1;</text:p>
      <text:p text:style-name="P1">namedWindow("Window",CV_ </text:p>
      <text:p text:style-name="P1">imshow("window",image1);</text:p>
      <text:p text:style-name="P1">imshow("window_rect_black",</text:p>
      <text:p text:style-name="P1"/>
      <text:p text:style-name="P1">Mat t=cvt_gray(image1,image2);                              </text:p>
      <text:p text:style-name="P1"/>
      <text:p text:style-name="P1">       </text:p>
      <text:p text:style-name="P1"/>
      <text:p text:style-name="P1">waitKey (0);</text:p>
      <text:p text:style-name="P1">return 0;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0:59:39.166703516</meta:creation-date>
    <dc:date>2017-03-10T20:59:53.520266393</dc:date>
    <meta:editing-duration>P0D</meta:editing-duration>
    <meta:editing-cycles>1</meta:editing-cycles>
    <meta:document-statistic meta:table-count="0" meta:image-count="0" meta:object-count="0" meta:page-count="3" meta:paragraph-count="124" meta:word-count="236" meta:character-count="2745" meta:non-whitespace-character-count="2262"/>
    <meta:generator>LibreOffice/4.2.8.2$Linux_X86_64 LibreOffice_project/420m0$Build-2</meta:generator>
  </office:meta>
</office:document-meta>
</file>